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adornments="Regular" style:font-family-generic="modern" style:font-pitch="fixed"/>
    <style:font-face style:name="Ubuntu" svg:font-family="Ubuntu" style:font-adornments="Regular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Liberation Sans" fo:font-size="12pt" officeooo:rsid="001bb1c7" officeooo:paragraph-rsid="001bb1c7" style:font-size-asian="12pt" style:font-size-complex="12pt"/>
    </style:style>
    <style:style style:name="P2" style:family="paragraph" style:parent-style-name="Footer">
      <style:paragraph-properties fo:text-align="center" style:justify-single-word="false"/>
      <style:text-properties style:font-name="Liberation Sans" officeooo:rsid="001bb1c7" officeooo:paragraph-rsid="001bb1c7"/>
    </style:style>
    <style:style style:name="P3" style:family="paragraph" style:parent-style-name="Table_20_Contents">
      <style:text-properties style:font-name="Liberation Sans" officeooo:rsid="0010c873" officeooo:paragraph-rsid="0010c873"/>
    </style:style>
    <style:style style:name="P4" style:family="paragraph" style:parent-style-name="Table_20_Contents">
      <style:text-properties style:font-name="Liberation Sans" officeooo:rsid="001617c1" officeooo:paragraph-rsid="001617c1"/>
    </style:style>
    <style:style style:name="P5" style:family="paragraph" style:parent-style-name="Table_20_Contents">
      <style:text-properties style:font-name="Liberation Sans"/>
    </style:style>
    <style:style style:name="P6" style:family="paragraph" style:parent-style-name="Table_20_Contents">
      <style:text-properties style:font-name="Liberation Sans" officeooo:rsid="003a02f7" officeooo:paragraph-rsid="003a02f7"/>
    </style:style>
    <style:style style:name="P7" style:family="paragraph" style:parent-style-name="Heading_20_1">
      <style:paragraph-properties fo:break-before="pag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6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36pt" style:language-asian="zh" style:country-asian="CN" style:font-style-asian="normal" style:font-weight-asian="normal" style:font-name-complex="Lohit Devanagari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officeooo:rsid="001a44c1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36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36pt" style:language-asian="zh" style:country-asian="CN" style:font-style-asian="normal" style:font-weight-asian="normal" style:font-name-complex="Lohit Devanagari" style:font-size-complex="3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gr1" style:family="graphic">
      <style:graphic-properties draw:stroke="none" svg:stroke-color="#000000" draw:fill="none" draw:fill-color="#ffffff" draw:textarea-vertical-align="middle" fo:min-height="5.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Line2217182570992">
          <table:table-cell table:style-name="Table1.A1" office:value-type="string">
            <text:p text:style-name="P3">Autor:</text:p>
          </table:table-cell>
          <table:table-cell table:style-name="Table1.B1" office:value-type="string">
            <text:p text:style-name="P3">Radosław Smoter</text:p>
          </table:table-cell>
        </table:table-row>
        <table:table-row table:style-name="TableLine2217182562560">
          <table:table-cell table:style-name="Table1.A2" office:value-type="string">
            <text:p text:style-name="P3">Numer sprawozdania:</text:p>
          </table:table-cell>
          <table:table-cell table:style-name="Table1.B2" office:value-type="string">
            <text:p text:style-name="P6">3</text:p>
          </table:table-cell>
        </table:table-row>
        <table:table-row table:style-name="TableLine2217182563648">
          <table:table-cell table:style-name="Table1.A2" office:value-type="string">
            <text:p text:style-name="P3">Data oddania:</text:p>
          </table:table-cell>
          <table:table-cell table:style-name="Table1.B2" office:value-type="string">
            <text:p text:style-name="P5"><text:date style:data-style-name="N36" text:date-value="2022-04-03T16:47:43.811999768" text:fixed="true">3.04.2022</text:date></text:p>
          </table:table-cell>
        </table:table-row>
        <table:table-row table:style-name="TableLine2217182569632">
          <table:table-cell table:style-name="Table1.A2" office:value-type="string">
            <text:p text:style-name="P3">Prowadzący:</text:p>
          </table:table-cell>
          <table:table-cell table:style-name="Table1.B2" office:value-type="string">
            <text:p text:style-name="P4"><text:span text:style-name="T1">d</text:span>r inż. Krzysztof Schiff</text:p>
          </table:table-cell>
        </table:table-row>
      </table:table>
      <text:p text:style-name="Standard"><draw:frame text:anchor-type="paragraph" draw:z-index="0" draw:name="Shape1" draw:style-name="gr1" draw:text-style-name="P9" svg:width="13.495cm" svg:height="5.081cm" svg:x="1.356cm" svg:y="7.176cm"><draw:text-box><text:p text:style-name="P8"><text:span text:style-name="T2">Probablistyka</text:span></text:p><text:p text:style-name="P8"><text:span text:style-name="T2">w zastosowaniach technicznych</text:span></text:p></draw:text-box></draw:frame></text:p>
      <text:h text:style-name="P7" text:outline-level="1"># Zainstaluj pakiet ggplot2</text:h>
      <text:p text:style-name="Text_20_body">install.packages("ggplot2");</text:p>
      <text:p text:style-name="Text_20_body"/>
      <text:p text:style-name="Text_20_body"># Wczytaj biblioteke ggplot2</text:p>
      <text:p text:style-name="Text_20_body">library(ggplot2);</text:p>
      <text:p text:style-name="Text_20_body"/>
      <text:p text:style-name="Text_20_body"># Wczytaj tabele "FacebookNarcissim.dat", razem z naglowkami</text:p>
      <text:p text:style-name="Text_20_body">facebookData &lt;- read.delim("FacebookNarcissim.dat", header = T);</text:p>
      <text:p text:style-name="Text_20_body"/>
      <text:p text:style-name="Text_20_body"># Utworz graf</text:p>
      <text:p text:style-name="Text_20_body"># Format: zmienna &lt;- ggplot(tabela, aes(opis osi X, opis osi Y));</text:p>
      <text:p text:style-name="Text_20_body">graph &lt;- ggplot(facebookData, aes(NPQC_R_Total, Rating));</text:p>
      <text:p text:style-name="Text_20_body"/>
      <text:p text:style-name="Text_20_body"># Wyswietl dane na grafie oraz legende z podanym atrybutem (kolor)</text:p>
      <text:p text:style-name="Text_20_body"># Format: graf + geom_point(aes(color = zmienna, ktora odpowiada za punkty));</text:p>
      <text:p text:style-name="Text_20_body">graph + geom_point(aes(color = Rating_Type));</text:p>
      <text:p text:style-name="Text_20_body"/>
      <text:p text:style-name="Text_20_body"># Wczytaj "Exam Anxiety.dat" razem z naglowkami, stworz graf scatter z osiami Anxiety oraz Exam</text:p>
      <text:p text:style-name="Text_20_body">examData &lt;- read.delim("Exam Anxiety.dat", header = T);</text:p>
      <text:p text:style-name="Text_20_body">scatter &lt;- ggplot(examData, aes(Anxiety, Exam));</text:p>
      <text:p text:style-name="Text_20_body"># Wyswietl punkty na grafie.</text:p>
      <text:p text:style-name="Text_20_body">scatter + geom_point();</text:p>
      <text:p text:style-name="Text_20_body"/>
      <text:p text:style-name="Text_20_body"># Wyswietl pokazujac przebieg punktow jako funkcje ciagla (lm - liniowa)</text:p>
      <text:p text:style-name="Text_20_body">scatter + geom_smooth(method = "lm", color = "Red");</text:p>
      <text:p text:style-name="Text_20_body"># Wyswietl pokazujac przebieg punktow jako funkcje ciagla oraz punkty</text:p>
      <text:p text:style-name="Text_20_body">scatter + geom_point() + geom_smooth(method = "lm", color = "Red");</text:p>
      <text:p text:style-name="Text_20_body"/>
      <text:p text:style-name="Text_20_body"><text:soft-page-break/># Wczytaj "DownloadFestival.dat" wraz z naglowkami</text:p>
      <text:p text:style-name="Text_20_body">festivalData &lt;- read.delim("DownloadFestival.dat", header = T);</text:p>
      <text:p text:style-name="Text_20_body"># Stworz graf, nie wyswietlaj legendy</text:p>
      <text:p text:style-name="Text_20_body">festivalHistogram &lt;- ggplot(festivalData, aes(day1)) + theme(legend.position = "none");</text:p>
      <text:p text:style-name="Text_20_body"># Uwaga: funkcja opts() jest zdeprecjonowana i jej miejsce zajela funkcja theme()</text:p>
      <text:p text:style-name="Text_20_body"># Wyswietl jako histogram z danymi opisami osi kolejno X i Y</text:p>
      <text:p text:style-name="Text_20_body">festivalHistogram + geom_histogram() + labs(x = "Hygiene (Day 1)", y = "Frequency");</text:p>
      <text:p text:style-name="Text_20_body"/>
      <text:p text:style-name="Text_20_body"># Stworz graf z osiami gender (X) i day1 (Y)</text:p>
      <text:p text:style-name="Text_20_body">festivalBoxplot &lt;- ggplot(festivalData, aes(gender, day1));</text:p>
      <text:p text:style-name="Text_20_body"># Wyswietl jako wykres pudelkowy z zadanymi opisami osi</text:p>
      <text:p text:style-name="Text_20_body">festivalBoxplot + geom_boxplot() + labs(x = "Gender", y = "Hygiene(Day 1 of the festival)");</text:p>
      <text:p text:style-name="Text_20_body"/>
      <text:p text:style-name="Text_20_body"># Wykres gestosci prawdopodobienstwaw (rozkladu prawdopodobienstwa)</text:p>
      <text:p text:style-name="Text_20_body">density &lt;- ggplot(festivalData, aes(day1));</text:p>
      <text:p text:style-name="Text_20_body"># Wyswietl wykres gestosci prawdopodobienstwa z zadanymi opisami osi</text:p>
      <text:p text:style-name="Text_20_body">density + geom_density() + labs(x = "Hygiene(Day 1 of the festival)", y = "Density Estimate");</text:p>
      <text:p text:style-name="Text_20_body"/>
      <text:p text:style-name="Text_20_body"># Wczytaj tablice z pliku "ChickFlick.dat" wraz z naglowkami</text:p>
      <text:p text:style-name="Text_20_body">chickFlick &lt;- read.delim("ChickFlick.dat", header = T);</text:p>
      <text:p text:style-name="Text_20_body"># Stworz graf dla tabeli chickFlick; za osie odniesienia wybierz naglowek film (X), arousal (Y), gender (wypelnienie slupka)</text:p>
      <text:p text:style-name="Text_20_body">bar &lt;- ggplot(chickFlick, aes(film, arousal, fill = gender));</text:p>
      <text:p text:style-name="Text_20_body"># Stworz wykres slupkowy</text:p>
      <text:p text:style-name="Text_20_body"># <text:s/>- fun - funkcja, na podstawie ktorej wyliczna jest wartosc slupka (domyslnie srednia)</text:p>
      <text:p text:style-name="Text_20_body"># - geom - ksztalt jaki ma przyjac wynik np slupek (bar) albo kafelka (tile)</text:p>
      <text:p text:style-name="Text_20_body"># - position = "dodge" - sprawia, ze slupki stoja obok siebie, nie pokrywaja sie</text:p>
      <text:p text:style-name="Text_20_body">bar + stat_summary(fun = mean, geom = "bar", position = "dodge");</text:p>
      <text:p text:style-name="Text_20_body"># Uwaga: fun.y jest zdeprecjonowane, zamiast tego, uzyj fun</text:p>
      <text:p text:style-name="Text_20_body"/>
      <text:p text:style-name="Text_20_body"><text:soft-page-break/># Wczytaj tablice z pliku "Hiccups.dat" wraz z naglowkami</text:p>
      <text:p text:style-name="Text_20_body">hiccupsData &lt;- read.delim("Hiccups.dat", header = T);</text:p>
      <text:p text:style-name="Text_20_body"># "Rozprostuj" tabele do wektora</text:p>
      <text:p text:style-name="Text_20_body">hiccups &lt;- stack(hiccupsData);</text:p>
      <text:p text:style-name="Text_20_body"># Nadaj nazwy kolumnom</text:p>
      <text:p text:style-name="Text_20_body">names(hiccups) &lt;- c("Hiccups", "Intervention");</text:p>
      <text:p text:style-name="Text_20_body"># Nie zadziala, poniewaz atrybut levels powinien zawierac wektor unikatowych wartosci, a zawiera duplikaty</text:p>
      <text:p text:style-name="Text_20_body">hiccups$Intervention_Factor &lt;- factor(hiccups$Intervention, levels = hiccups$Intervention);</text:p>
      <text:p text:style-name="Text_20_body"># Stworz graf dla tabeli hiccups z osiami Interevntion (X) i Hiccups (Y)</text:p>
      <text:p text:style-name="Text_20_body">line &lt;- ggplot(hiccups, aes(Intervention, Hiccups));</text:p>
      <text:p text:style-name="Text_20_body"># Wyswietl wyniki jako wykres punktowy</text:p>
      <text:p text:style-name="Text_20_body">line + stat_summary(fun = mean, geom = "point");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Code Pro" svg:font-family="'Source Code Pro'" style:font-adornments="Regular" style:font-family-generic="modern" style:font-pitch="fixed"/>
    <style:font-face style:name="Ubuntu" svg:font-family="Ubuntu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 style:master-page-name="">
      <style:paragraph-properties fo:margin-left="1cm" fo:margin-right="0cm" fo:text-indent="0cm" style:auto-text-indent="false" style:page-number="auto" text:number-lines="false" text:line-number="0"/>
      <style:text-properties style:font-name="Ubuntu" fo:font-family="Ubuntu" style:font-style-name="Regular" style:font-pitch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de" style:family="paragraph" style:parent-style-name="Text_20_body" style:master-page-name="">
      <style:paragraph-properties fo:margin-top="0cm" fo:margin-bottom="0cm" style:contextual-spacing="false" style:page-number="auto"/>
      <style:text-properties style:font-name="Source Code Pro" fo:font-family="'Source Code Pro'" style:font-style-name="Regular" style:font-family-generic="modern" style:font-pitch="fixed" fo:font-size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Liberation Sans" fo:font-size="12pt" officeooo:rsid="001bb1c7" officeooo:paragraph-rsid="001bb1c7" style:font-size-asian="12pt" style:font-size-complex="12pt"/>
    </style:style>
    <style:style style:name="MP2" style:family="paragraph" style:parent-style-name="Footer">
      <style:paragraph-properties fo:text-align="center" style:justify-single-word="false"/>
      <style:text-properties style:font-name="Liberation Sans" officeooo:rsid="001bb1c7" officeooo:paragraph-rsid="001bb1c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Probablistyka w zastosowaniach technicznych</text:p>
      </style:header>
      <style:footer>
        <text:p text:style-name="Footer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>
      <style:footer>
        <text:p text:style-name="MP2">Kraków 2022</text:p>
      </style:footer>
    </style:master-page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9T17:53:33.834422369</meta:creation-date>
    <dc:date>2022-04-04T17:04:49.422000000</dc:date>
    <meta:editing-duration>PT25M1S</meta:editing-duration>
    <meta:editing-cycles>14</meta:editing-cycles>
    <meta:generator>LibreOffice/7.2.2.2$Windows_X86_64 LibreOffice_project/02b2acce88a210515b4a5bb2e46cbfb63fe97d56</meta:generator>
    <meta:document-statistic meta:table-count="1" meta:image-count="0" meta:object-count="0" meta:page-count="4" meta:paragraph-count="69" meta:word-count="490" meta:character-count="3533" meta:non-whitespace-character-count="3111"/>
  </office:meta>
</office:document-meta>
</file>